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b299" officeooo:paragraph-rsid="001ab299"/>
    </style:style>
    <style:style style:name="P2" style:family="paragraph" style:parent-style-name="Standard">
      <style:text-properties fo:font-weight="bold" officeooo:rsid="001ab299" officeooo:paragraph-rsid="001ab299" style:font-weight-asian="bold" style:font-weight-complex="bold"/>
    </style:style>
    <style:style style:name="P3" style:family="paragraph" style:parent-style-name="Standard">
      <style:text-properties officeooo:rsid="001c51f9" officeooo:paragraph-rsid="001ab299"/>
    </style:style>
    <style:style style:name="P4" style:family="paragraph" style:parent-style-name="Standard">
      <style:text-properties officeooo:rsid="001c51f9" officeooo:paragraph-rsid="001c51f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c51f9" style:font-weight-asian="bold" style:font-weight-complex="bold"/>
    </style:style>
    <style:style style:name="T3" style:family="text">
      <style:text-properties officeooo:rsid="001c51f9"/>
    </style:style>
    <style:style style:name="T4" style:family="text">
      <style:text-properties fo:font-weight="normal" officeooo:rsid="001c51f9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 text:c="3"/>Les langages utiles :</text:p>
      <text:p text:style-name="P3">PHP</text:p>
      <text:p text:style-name="P3">HTML</text:p>
      <text:p text:style-name="P1">boostrap</text:p>
      <text:p text:style-name="P3">JavaScript</text:p>
      <text:p text:style-name="P1">jquery</text:p>
      <text:p text:style-name="P3">CSS</text:p>
      <text:p text:style-name="P1"/>
      <text:p text:style-name="P1"/>
      <text:p text:style-name="P1"><text:s text:c="37"/><text:span text:style-name="T1"><text:s/>les <text:s/>technique utilisés ;</text:span></text:p>
      <text:p text:style-name="P1"><text:s/>-le <text:span text:style-name="T1">MVC</text:span> qui comprend on grand <text:span text:style-name="T1">libs</text:span> dans lequel on contrôle <text:span text:style-name="T1">L’URL</text:span> passé par l’utilisateur, en plus un fichier qui <text:span text:style-name="T3">prépare</text:span> notre <text:span text:style-name="T1">connexion</text:span> <text:s/>et un autre fichier qui se charge du chargement des <text:span text:style-name="T3">différents</text:span> <text:span text:style-name="T1">pages(view) <text:s text:c="2"/></text:span></text:p>
      <text:p text:style-name="P1"><text:span text:style-name="T1">-</text:span><text:span text:style-name="T4">le </text:span><text:span text:style-name="T2">POO</text:span></text:p>
      <text:p text:style-name="P1"><text:span text:style-name="T1"/></text:p>
      <text:p text:style-name="P1">pour plus optimisation au moment ou’ <text:s/>on est veillez ouvrir l’application sur Google chrome ,</text:p>
      <text:p text:style-name="P1">une fois téléchargé <text:s/>le <text:s/>projet sur <text:s/>github le seul configuration qui est sur le projet est la configuration du fichier <text:s/>htacces , pour la configurer je me suis juste rendu dans le fichier apach2,conf et j’ai mis tous les ovwrite qui sont en on en ALL</text:p>
      <text:p text:style-name="P1"/>
      <text:p text:style-name="P4">pour se connecter à application vous aurez <text:s/>besoin des information comme le login et le mot de passe <text:s/>des différents profils tous ces informations <text:s/>se trouvent dans la table user de notre base de donné </text:p>
      <text:p text:style-name="P1"/>
      <text:p text:style-name="P4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1T00:20:29.371560467</meta:creation-date>
    <dc:date>2019-11-01T00:46:45.991244191</dc:date>
    <meta:editing-duration>PT8M35S</meta:editing-duration>
    <meta:editing-cycles>1</meta:editing-cycles>
    <meta:generator>LibreOffice/6.0.7.3$Linux_X86_64 LibreOffice_project/00m0$Build-3</meta:generator>
    <meta:document-statistic meta:table-count="0" meta:image-count="0" meta:object-count="0" meta:page-count="1" meta:paragraph-count="13" meta:word-count="147" meta:character-count="890" meta:non-whitespace-character-count="700"/>
  </office:meta>
</office:document-meta>
</file>